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29228" officeooo:paragraph-rsid="00029228" style:font-size-asian="18pt" style:font-weight-asian="bold" style:font-size-complex="18pt" style:font-weight-complex="bold"/>
    </style:style>
    <style:style style:name="P2" style:family="paragraph" style:parent-style-name="Standard" style:list-style-name="L1">
      <style:text-properties officeooo:rsid="00029228" officeooo:paragraph-rsid="00029228"/>
    </style:style>
    <style:style style:name="P3" style:family="paragraph" style:parent-style-name="Standard">
      <style:text-properties fo:font-size="18pt" fo:font-weight="bold" officeooo:rsid="00029228" officeooo:paragraph-rsid="00029228" style:font-size-asian="18pt" style:font-weight-asian="bold" style:font-size-complex="18pt" style:font-weight-complex="bold"/>
    </style:style>
    <style:style style:name="P4" style:family="paragraph" style:parent-style-name="Standard" style:list-style-name="L1">
      <style:text-properties officeooo:rsid="0005b1d9" officeooo:paragraph-rsid="0005b1d9"/>
    </style:style>
    <style:style style:name="P5" style:family="paragraph" style:parent-style-name="Standard" style:list-style-name="L1">
      <style:text-properties officeooo:rsid="0005b1d9" officeooo:paragraph-rsid="00083e33"/>
    </style:style>
    <style:style style:name="T1" style:family="text">
      <style:text-properties officeooo:rsid="0004467c"/>
    </style:style>
    <style:style style:name="T2" style:family="text">
      <style:text-properties fo:color="#00864b" officeooo:rsid="0004467c"/>
    </style:style>
    <style:style style:name="T3" style:family="text">
      <style:text-properties fo:color="#00864b" officeooo:rsid="00045751"/>
    </style:style>
    <style:style style:name="T4" style:family="text">
      <style:text-properties officeooo:rsid="000457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reas:</text:p>
      <text:p text:style-name="P1"/>
      <text:list xml:id="list2997686542" text:style-name="L1">
        <text:list-item>
          <text:p text:style-name="P2">Mejorar y centrar el formulario →<text:span text:style-name="T1"> </text:span><text:span text:style-name="T2">Hecho</text:span></text:p>
        </text:list-item>
        <text:list-item>
          <text:p text:style-name="P2">JS para Contenido →<text:span text:style-name="T4"> </text:span><text:span text:style-name="T3">Hecho(No era necesario JS)</text:span></text:p>
        </text:list-item>
        <text:list-item>
          <text:p text:style-name="P2">Acotar las imagenes de las entradas →<text:span text:style-name="T4"> ?</text:span></text:p>
        </text:list-item>
        <text:list-item>
          <text:p text:style-name="P5">Contenido:Menu desplegable --&gt;</text:p>
        </text:list-item>
        <text:list-item>
          <text:p text:style-name="P2">Carrusel --<text:span text:style-name="T4">&gt;</text:span></text:p>
        </text:list-item>
        <text:list-item>
          <text:p text:style-name="P2">Selector varias paginas →</text:p>
          <text:p text:style-name="P4"/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9T01:00:36.821135811</meta:creation-date>
    <dc:date>2020-09-19T02:15:35.211775472</dc:date>
    <meta:editing-duration>PT1H6M44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43" meta:character-count="206" meta:non-whitespace-character-count="180"/>
  </office:meta>
</office:document-meta>
</file>